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U" svg:font-family="FreeU"/>
    <style:font-face style:name="DejaVu Sans1" svg:font-family="'DejaVu Sans'" style:font-family-generic="swiss"/>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size-complex="12pt"/>
    </style:style>
    <style:style style:name="P3" style:family="paragraph" style:parent-style-name="Standard">
      <style:text-properties officeooo:paragraph-rsid="0009a17e"/>
    </style:style>
    <style:style style:name="P4" style:family="paragraph" style:parent-style-name="Standard">
      <style:paragraph-properties fo:margin-top="0in" fo:margin-bottom="0in" style:contextual-spacing="false" fo:line-height="100%"/>
    </style:style>
    <style:style style:name="P5" style:family="paragraph" style:parent-style-name="Standard">
      <style:paragraph-properties fo:margin-top="0in" fo:margin-bottom="0in" style:contextual-spacing="false" fo:line-height="100%"/>
      <style:text-properties style:font-name-asian="Times New Roman" style:font-size-complex="12pt"/>
    </style:style>
    <style:style style:name="P6" style:family="paragraph" style:parent-style-name="Standard">
      <style:paragraph-properties fo:margin-top="0in" fo:margin-bottom="0in" style:contextual-spacing="false" fo:line-height="100%" fo:text-align="center" style:justify-single-word="false"/>
      <style:text-properties style:font-name-asian="Times New Roman" style:font-size-complex="12pt"/>
    </style:style>
    <style:style style:name="P7" style:family="paragraph" style:parent-style-name="Heading_20_1" style:master-page-name="Standard">
      <style:paragraph-properties style:page-number="auto"/>
      <style:text-properties officeooo:rsid="0009a17e" officeooo:paragraph-rsid="0009a17e"/>
    </style:style>
    <style:style style:name="T1" style:family="text">
      <style:text-properties style:font-name-asian="Times New Roman" style:font-size-complex="12pt"/>
    </style:style>
    <style:style style:name="T2" style:family="text">
      <style:text-properties fo:font-style="italic" style:font-style-asian="italic" style:font-size-complex="12pt"/>
    </style:style>
    <style:style style:name="T3" style:family="text">
      <style:text-properties fo:font-weight="bold" style:font-weight-asian="bold"/>
    </style:style>
    <style:style style:name="T4" style:family="text">
      <style:text-properties officeooo:rsid="0009a17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26 Nov. 2013 Elliot.</text:h>
      <text:h text:style-name="Heading_20_1" text:outline-level="1"/>
      <text:h text:style-name="Heading_20_1" text:outline-level="1">SECTION 6. IMPLEMENTATION PLAN AND TIMELINE</text:h>
      <text:p text:style-name="Standard"><text:span text:style-name="T4">When building this game, the first priority is to assess and enumerate desired features that will require changes to the game engine. This will help us establish an estimate of the level of challenge in coding the game, and consequently how long it will take. The second priority is to implement the necessary changes in the game engine to enable these new desired features. Third, we should focus on implementing any elements of these features that need changes outside of the game engine. Last in priority, although it should happen simultaneously, artwork needs to be created for the game, including tilemaps, levels, and sprites. The first version of the game should rough out the feel of the game, including a rough idea of some levels and artwork. While it will not necessarily contain finished implementations of all the new features, it should give a sense of the gameplay. The second version will provide full implementations of gameplay features. The third and final version will include bug fixes and finished, polished artwork. Each version will probably take 20 or 30 hours of work for the team; the final version maybe a few hours more. By working steadily and setting individual project deadlines, we should be able to complete it in time. It will probably take about 1 or 2 hours of work per day per person.</text:span></text:p>
      <text:h text:style-name="Heading_20_1" text:outline-level="1">SECTION 8. CONCLUDING REMARKS</text:h>
      <text:p text:style-name="P3"><text:span text:style-name="T4">This game will use tools such as Py Game and the Tiled map editor. Graphics editors such as Inkscape and GIMP will provide sprite animations, tilemaps, and other graphic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U" svg:font-family="FreeU"/>
    <style:font-face style:name="DejaVu Sans1" svg:font-family="'DejaVu Sans'" style:font-family-generic="swiss"/>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FreeU" fo:font-size="12pt" fo:language="en" fo:country="US" style:font-name-asian="AR PL UMing HK" style:font-size-asian="10.5pt" style:language-asian="zh" style:country-asian="CN" style:font-name-complex="DejaVu Sans" style:font-size-complex="12pt" style:language-complex="ar" style:country-complex="SA"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style:font-name="Times New Roman" fo:font-size="12pt" fo:language="en" fo:country="US" style:font-name-asian="Calibri" style:font-size-asian="12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FreeU" fo:font-size="14pt" style:font-name-asian="AR PL UMing H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FreeU"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style:font-name="FreeU"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FreeU" style:font-size-asian="12pt" style:font-name-complex="DejaVu Sans1"/>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Cambria" fo:font-size="16pt" fo:language="none" fo:country="none" fo:font-weight="bold" style:letter-kerning="true" style:font-name-asian="Times New Roman" style:font-size-asian="16pt" style:font-weight-asian="bold" style:font-name-complex="Cambria"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Cambria" fo:font-size="14pt" fo:language="none" fo:country="none" fo:font-style="italic" fo:font-weight="bold" style:font-name-asian="Times New Roman" style:font-size-asian="14pt" style:font-style-asian="italic" style:font-weight-asian="bold" style:font-name-complex="Cambria" style:font-size-complex="14pt" style:font-style-complex="italic" style:font-weight-complex="bold"/>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Balloon_20_Text" style:display-name="Balloon Text" style:family="paragraph" style:parent-style-name="Standard">
      <style:paragraph-properties fo:margin-top="0in" fo:margin-bottom="0in" style:contextual-spacing="false" fo:line-height="100%"/>
      <style:text-properties style:font-name="Tahoma" fo:font-size="8pt" fo:language="none" fo:country="none" style:font-size-asian="8pt" style:font-name-complex="Tahoma" style:font-size-complex="8pt"/>
    </style:style>
    <style:style style:name="Default_20_Paragraph_20_Font" style:display-name="Default Paragraph Font" style:family="text"/>
    <style:style style:name="Heading_20_1_20_Char" style:display-name="Heading 1 Char" style:family="tex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Heading_20_2_20_Char" style:display-name="Heading 2 Char" style:family="tex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er_20_Char" style:display-name="Header Char" style:family="text">
      <style:text-properties style:font-name="Times New Roman" fo:font-size="12pt" style:font-size-asian="12pt" style:font-name-complex="Times New Roman" style:font-size-complex="11pt"/>
    </style:style>
    <style:style style:name="Footer_20_Char" style:display-name="Footer Char" style:family="text">
      <style:text-properties style:font-name="Times New Roman" fo:font-size="12pt" style:font-size-asian="12pt" style:font-name-complex="Times New Roman" style:font-size-complex="11pt"/>
    </style:style>
    <style:style style:name="Balloon_20_Text_20_Char" style:display-name="Balloon Text Char" style:family="text">
      <style:text-properties style:font-name="Tahoma" fo:font-size="8pt" style:font-size-asian="8pt" style:font-name-complex="Tahoma"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font-weight="bold" style:font-weight-asian="bold"/>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top="0.461in" style:dynamic-spacing="true"/>
      </style:footer-style>
    </style:page-layout>
  </office:automatic-styles>
  <office:master-styles>
    <style:master-page style:name="Standard" style:page-layout-name="Mpm1">
      <style:footer>
        <text:p text:style-name="Footer">COS 125 {var:Semester} <text:s/>{var:Your Name} <text:s text:c="4"/>Design Document <text:s/>{var:Date} <text:s text:c="10"/>Page <text:span text:style-name="MT1"><text:page-number style:num-format="1" text:select-page="current">1</text:page-number></text:span> of <text:span text:style-name="MT1"><text:page-count style:num-format="1">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ov</meta:initial-creator>
    <meta:creation-date>2013-09-23T15:40:00</meta:creation-date>
    <dc:creator>wreathe </dc:creator>
    <dc:date>2013-11-26T09:26:21.242017173</dc:date>
    <meta:print-date>2011-02-16T01:18:00</meta:print-date>
    <meta:editing-cycles>2</meta:editing-cycles>
    <meta:editing-duration>P15824DT17H31M44S</meta:editing-duration>
    <meta:document-statistic meta:table-count="0" meta:image-count="0" meta:object-count="0" meta:page-count="1" meta:paragraph-count="6" meta:word-count="280" meta:character-count="1679" meta:non-whitespace-character-count="1389"/>
    <meta:generator>LibreOffice/4.1.0.4$Linux_x86 LibreOffice_project/89ea49ddacd9aa532507cbf852f2bb22b1ace28</meta:generator>
  </office:meta>
</office:document-meta>
</file>